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ize="10pt" style:font-size-asian="10pt" style:font-size-complex="10pt"/>
    </style:style>
    <style:style style:name="P4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2.037cm" fo:text-indent="0cm" style:auto-text-indent="false"/>
    </style:style>
    <style:style style:name="P11" style:family="paragraph" style:parent-style-name="Standard">
      <style:paragraph-properties fo:margin-left="0cm" fo:margin-right="2.037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2a00ff" fo:font-size="12pt" style:font-name-asian="Courier New" style:font-size-asian="12pt" style:font-name-complex="Courier New" style:font-size-complex="12pt"/>
    </style:style>
    <style:style style:name="T2" style:family="text">
      <style:text-properties fo:color="#2a00ff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3" style:family="text">
      <style:text-properties fo:color="#2a00ff" fo:font-weight="bold" style:font-name-asian="Courier New" style:font-weight-asian="bold" style:font-name-complex="Courier New" style:font-weight-complex="bold"/>
    </style:style>
    <style:style style:name="T4" style:family="text">
      <style:text-properties fo:color="#2a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fo:color="#2a00ff" style:font-name="Trebuchet MS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fo:color="#2a00ff" style:font-name="Trebuchet MS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7" style:family="text">
      <style:text-properties fo:color="#2a00ff" style:font-name="Trebuchet MS" fo:font-weight="bold" style:font-name-asian="Courier New" style:font-weight-asian="bold" style:font-name-complex="Courier New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style:use-window-font-color="true" fo:font-size="12pt" style:font-name-asian="Courier New" style:font-size-asian="12pt" style:font-name-complex="Courier New" style:font-size-complex="12pt"/>
    </style:style>
    <style:style style:name="T11" style:family="text">
      <style:text-properties style:use-window-font-color="true" style:font-name-asian="Courier New" style:font-name-complex="Courier New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Trebuchet MS"/>
    </style:style>
    <style:style style:name="T14" style:family="text">
      <style:text-properties fo:color="#3f5fbf"/>
    </style:style>
    <style:style style:name="T15" style:family="text">
      <style:text-properties fo:color="#3f5fbf" fo:font-size="10pt" style:font-name-asian="Courier New" style:font-size-asian="10pt" style:font-name-complex="Courier New" style:font-size-complex="10pt"/>
    </style:style>
    <style:style style:name="T16" style:family="text">
      <style:text-properties fo:color="#7f9fbf" fo:font-weight="bold" style:font-weight-asian="bold" style:font-weight-complex="bold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size="10pt" style:font-name-asian="Courier New" style:font-size-asian="10pt" style:font-name-complex="Courier New" style:font-size-complex="10pt"/>
    </style:style>
    <style:style style:name="T2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color="#7f7f9f"/>
    </style:style>
    <style:style style:name="T22" style:family="text">
      <style:text-properties fo:color="#7f7f9f" fo:font-size="10pt" style:font-name-asian="Courier New" style:font-size-asian="10pt" style:font-name-complex="Courier New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fastCGI 2.0</text:h>
      <text:p text:style-name="Standard"/>
      <text:p text:style-name="P11">Reference documentation</text:p>
      <text:p text:style-name="P10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2">JfastCGI 2.0<text:tab/>1</text:p>
          <text:p text:style-name="P13">Description :<text:tab/>1</text:p>
          <text:p text:style-name="P13">Installing the library in your webapp : <text:tab/>1</text:p>
          <text:p text:style-name="P14">Pooling of fastgci connections :<text:tab/>1</text:p>
          <text:p text:style-name="P14">Portlet support :<text:tab/>1</text:p>
          <text:p text:style-name="P14">Spring integration :<text:tab/>2</text:p>
          <text:p text:style-name="P13">Running the simple way : the FastCGIServlet<text:tab/>2</text:p>
          <text:p text:style-name="P13">Using several connections for the same app<text:tab/>2</text:p>
          <text:p text:style-name="P13">Doing fancy things : writing a custom handler :<text:tab/>3</text:p>
          <text:p text:style-name="P12">Using Spring instead of servlets<text:tab/>4</text:p>
          <text:p text:style-name="P12">Using portlets :<text:tab/>4</text:p>
        </text:index-body>
      </text:table-of-content>
      <text:p text:style-name="P10"/>
      <text:p text:style-name="P10"/>
      <text:h text:style-name="Heading_20_2" text:outline-level="2">Description :</text:h>
      <text:p text:style-name="Standard"/>
      <text:p text:style-name="Standard">JfastCGI allows a servlet container to act as a fastCGI gateway that serves content generated by a fastCGI producer. It gives an original and reliable way for using servlet containers such as tomcat for serving PHP pages, or any fastcgi application.</text:p>
      <text:p text:style-name="Standard"/>
      <text:h text:style-name="Heading_20_2" text:outline-level="2">Installing the library in your webapp : </text:h>
      <text:p text:style-name="Standard"/>
      <text:p text:style-name="P1">Copy jFastCGI-1.1.jar to the /WEB-INF/lib directory of your web project.</text:p>
      <text:p text:style-name="P1"/>
      <text:p text:style-name="P1">You also need to have commons-logging.jar in your application's classpath.</text:p>
      <text:p text:style-name="P1"/>
      <text:p text:style-name="P1">The following jars are optional, only necessary for certain features :</text:p>
      <text:p text:style-name="P1"/>
      <text:h text:style-name="Heading_20_3" text:outline-level="3">Pooling of fastgci connections :</text:h>
      <text:p text:style-name="P1"/>
      <text:p text:style-name="P1">commons-pool-1.4.jar</text:p>
      <text:p text:style-name="P1"/>
      <text:h text:style-name="Heading_20_3" text:outline-level="3">Portlet support :</text:h>
      <text:p text:style-name="P1"/>
      <text:p text:style-name="P1">portlet.jar (FastCGIPortlet is compatible with jsr170)</text:p>
      <text:p text:style-name="P1"/>
      <text:h text:style-name="Heading_20_3" text:outline-level="3"><text:soft-page-break/>Spring integration :</text:h>
      <text:p text:style-name="P1"/>
      <text:p text:style-name="P1">spring-2.5.6 or higher.</text:p>
      <text:p text:style-name="P1"/>
      <text:p text:style-name="P1"/>
      <text:h text:style-name="Heading_20_2" text:outline-level="2">Running the simple way : the FastCGIServlet</text:h>
      <text:p text:style-name="P1"/>
      <text:p text:style-name="P1">In most case, if you don't want to use pooling between several fastcgi servers, you just have to declare the fastCGI Servlet.</text:p>
      <text:p text:style-name="P1"/>
      <text:p text:style-name="P1">You have to tell it the tcp connection that have to be made to the external fascgi program :</text:p>
      <text:p text:style-name="P1"/>
      <text:p text:style-name="P3">&lt;servlet&gt;</text:p>
      <text:p text:style-name="P3"><text:tab/>&lt;servlet-name&gt;FastCGI&lt;/servlet-name&gt;</text:p>
      <text:p text:style-name="P3"><text:tab/>&lt;servlet-class&gt;net.jr.fastcgi.FastCGIServlet&lt;/servlet-class&gt;</text:p>
      <text:p text:style-name="P3"><text:tab/>&lt;init-param&gt;</text:p>
      <text:p text:style-name="P3"><text:tab/><text:tab/><text:span text:style-name="T8">&lt;param-name&gt;</text:span><text:span text:style-name="T3">server-address</text:span><text:span text:style-name="T8">&lt;/param-name&gt;</text:span></text:p>
      <text:p text:style-name="P4"><text:tab/><text:tab/>&lt;param-value&gt;localhost:6666&lt;/param-value&gt;</text:p>
      <text:p text:style-name="P3"><text:tab/>&lt;/init-param&gt;</text:p>
      <text:p text:style-name="P3">&lt;/servlet&gt;</text:p>
      <text:p text:style-name="P1"/>
      <text:p text:style-name="P1">If you, for example, use JfastCGI with php, just map the servlet with the php files by adding the &lt;servlet-mapping&gt; configuration in the web.xml :</text:p>
      <text:p text:style-name="P1"/>
      <text:p text:style-name="P3">&lt;servlet-mapping&gt;</text:p>
      <text:p text:style-name="P3"><text:tab/>&lt;servlet-name&gt;FastCGI&lt;/servlet-name&gt;</text:p>
      <text:p text:style-name="P3"><text:tab/>&lt;url-pattern&gt;*.php&lt;/url/pattern&gt;</text:p>
      <text:p text:style-name="P3">&lt;/servlet-mapping&gt;</text:p>
      <text:p text:style-name="P1"/>
      <text:p text:style-name="P1">The servlet may optionaly may be responsable of the fastcgi process and start it for you if necessary. Just add the "start-executable" init parameter :</text:p>
      <text:p text:style-name="P1"/>
      <text:p text:style-name="P3">&lt;servlet&gt;</text:p>
      <text:p text:style-name="P3"><text:tab/>&lt;servlet-name&gt;FastCGI&lt;/servlet-name&gt;</text:p>
      <text:p text:style-name="P3"><text:tab/>&lt;servlet-class&gt;net.jr.fastcgi.FastCGIServlet&lt;/servlet-class&gt;</text:p>
      <text:p text:style-name="P3"><text:tab/>&lt;init-param&gt;</text:p>
      <text:p text:style-name="P3"><text:tab/><text:tab/>&lt;param-name&gt;<text:span text:style-name="T11">server-address</text:span>&lt;/param-name&gt;</text:p>
      <text:p text:style-name="P3"><text:tab/><text:tab/>&lt;param-value&gt;localhost:6666&lt;/param-value&gt;</text:p>
      <text:p text:style-name="P3"><text:tab/>&lt;/init-param&gt;</text:p>
      <text:p text:style-name="P3"><text:tab/>&lt;init-param&gt;</text:p>
      <text:p text:style-name="P3"><text:tab/><text:tab/><text:span text:style-name="T8">&lt;param-name&gt;</text:span><text:span text:style-name="T3">start-executable</text:span><text:span text:style-name="T8">&lt;/param-name&gt;</text:span></text:p>
      <text:p text:style-name="P4"><text:tab/><text:tab/>&lt;param-value&gt;<text:span text:style-name="T9">c:/wamp/bin/php/php5.2.6/php-cgi.exe -b6666</text:span>&lt;/param-value&gt;</text:p>
      <text:p text:style-name="P3"><text:tab/>&lt;/init-param&gt;</text:p>
      <text:p text:style-name="P3">&lt;/servlet&gt;</text:p>
      <text:p text:style-name="P1"/>
      <text:h text:style-name="Heading_20_2" text:outline-level="2">Using several connections for the same app</text:h>
      <text:p text:style-name="P1"/>
      <text:p text:style-name="P1">If the fastcgi application accepts it, several host/port couples may be used to serve the pages. The FastCGI servlet will choose one of the provided address, and use the connection for serving the page.</text:p>
      <text:p text:style-name="P1"/>
      <text:p text:style-name="P1"><text:soft-page-break/>This configuration is done by providing a comma-separated list of addresses to the servlet configuration :</text:p>
      <text:p text:style-name="P1"/>
      <text:p text:style-name="P3">&lt;servlet&gt;</text:p>
      <text:p text:style-name="P3"><text:tab/>&lt;servlet-name&gt;FastCGI&lt;/servlet-name&gt;</text:p>
      <text:p text:style-name="P3"><text:tab/>&lt;servlet-class&gt;net.jr.fastcgi.FastCGIServlet&lt;/servlet-class&gt;</text:p>
      <text:p text:style-name="P3"><text:tab/>&lt;init-param&gt;</text:p>
      <text:p text:style-name="P3"><text:tab/><text:tab/><text:span text:style-name="T8">&lt;param-name&gt;</text:span><text:span text:style-name="T7">cluster-adresses</text:span><text:span text:style-name="T8">&lt;/param-name&gt;</text:span></text:p>
      <text:p text:style-name="P4"><text:tab/><text:tab/>&lt;param-value&gt;localhost:6666;host1:6666;host2:6666&lt;/param-value&gt;</text:p>
      <text:p text:style-name="P3"><text:tab/>&lt;/init-param&gt;</text:p>
      <text:p text:style-name="P3">&lt;/servlet&gt;</text:p>
      <text:p text:style-name="P1"/>
      <text:p text:style-name="P1"/>
      <text:p text:style-name="P1">by default, the fastcgi connection that will be used to build a response is choosen randomly when a request arrives.</text:p>
      <text:p text:style-name="P1"/>
      <text:h text:style-name="Heading_20_2" text:outline-level="2">Doing fancy things : writing a custom handler :</text:h>
      <text:p text:style-name="P1"/>
      <text:p text:style-name="P1">You may provide a more complex algorithm for creating and keeping the fastcgi tcp connections, the only thing you need to do is writing your own class, that implements net.jr.fastcgi.ConnectionFactory :</text:p>
      <text:p text:style-name="P1"/>
      <text:p text:style-name="P1"/>
      <text:p text:style-name="P5">/**</text:p>
      <text:p text:style-name="P8"><text:s/>* interface that any service that can create / destroy connections to a fastcgi provider should implement.</text:p>
      <text:p text:style-name="P8"><text:s/>* </text:p>
      <text:p text:style-name="P6"><text:span text:style-name="T14"><text:s/>* </text:span><text:span text:style-name="T16">@author</text:span><text:span text:style-name="T14"> jrialland</text:span></text:p>
      <text:p text:style-name="P8"><text:s/>*</text:p>
      <text:p text:style-name="P8"><text:s/>*/</text:p>
      <text:p text:style-name="P6"><text:span text:style-name="T17">public</text:span><text:span text:style-name="T18"> </text:span><text:span text:style-name="T17">interface</text:span><text:span text:style-name="T18"> ConnectionFactory {</text:span></text:p>
      <text:p text:style-name="P6"/>
      <text:p text:style-name="P6"><text:span text:style-name="T18"><text:tab/></text:span><text:span text:style-name="T14">/**</text:span></text:p>
      <text:p text:style-name="P8"><text:tab/> * Called when a connection is needed.</text:p>
      <text:p text:style-name="P8"><text:tab/> * </text:p>
      <text:p text:style-name="P6"><text:span text:style-name="T14"><text:tab/> * </text:span><text:span text:style-name="T16">@return</text:span></text:p>
      <text:p text:style-name="P8"><text:tab/> */</text:p>
      <text:p text:style-name="P6"><text:span text:style-name="T18"><text:tab/></text:span><text:span text:style-name="T17">public</text:span><text:span text:style-name="T18"> Socket getConnection();</text:span></text:p>
      <text:p text:style-name="P9"><text:tab/></text:p>
      <text:p text:style-name="P6"><text:span text:style-name="T18"><text:tab/></text:span><text:span text:style-name="T14">/**</text:span></text:p>
      <text:p text:style-name="P8"><text:tab/> * Called <text:s/>when a connection is released (not needed anymore)</text:p>
      <text:p text:style-name="P8"><text:tab/> * </text:p>
      <text:p text:style-name="P8"><text:tab/> * Note : it doesn't mean that the socket should be closed at all, but notifies that this connection is no more</text:p>
      <text:p text:style-name="P8"><text:tab/> * needed for a particular request.</text:p>
      <text:p text:style-name="P8"><text:tab/> * For example, a pooling system could use this method to mark connection as "useable" for another request.</text:p>
      <text:p text:style-name="P8"><text:tab/> * </text:p>
      <text:p text:style-name="P6"><text:span text:style-name="T14"><text:tab/> * </text:span><text:span text:style-name="T16">@param</text:span><text:span text:style-name="T14"> socket</text:span></text:p>
      <text:p text:style-name="P8"><text:tab/> */</text:p>
      <text:p text:style-name="P6"><text:span text:style-name="T18"><text:tab/></text:span><text:span text:style-name="T17">public</text:span><text:span text:style-name="T18"> </text:span><text:span text:style-name="T17">void</text:span><text:span text:style-name="T18"> releaseConnection(Socket socket);</text:span></text:p>
      <text:p text:style-name="P7"><text:span text:style-name="T19">}</text:span></text:p>
      <text:p text:style-name="P1"/>
      <text:p text:style-name="P1">When it's all done, just tell the servlet :</text:p>
      <text:p text:style-name="P1"/>
      <text:p text:style-name="P3">&lt;servlet&gt;</text:p>
      <text:p text:style-name="P3"><text:tab/>&lt;servlet-name&gt;FastCGI&lt;/servlet-name&gt;</text:p>
      <text:p text:style-name="P3"><text:tab/>&lt;servlet-class&gt;net.jr.fastcgi.FastCGIServlet&lt;/servlet-class&gt;</text:p>
      <text:p text:style-name="P3"><text:soft-page-break/><text:tab/>&lt;init-param&gt;</text:p>
      <text:p text:style-name="P3"><text:tab/><text:tab/><text:span text:style-name="T8">&lt;param-name&gt;</text:span><text:span text:style-name="T7">connection-factory</text:span><text:span text:style-name="T8">&lt;/param-name&gt;</text:span></text:p>
      <text:p text:style-name="P4"><text:tab/><text:tab/>&lt;param-value&gt;com.mycompany.fascgi.MyFancyConnectionHandler&lt;/param-value&gt;</text:p>
      <text:p text:style-name="P3"><text:tab/>&lt;/init-param&gt;</text:p>
      <text:p text:style-name="P3">&lt;/servlet&gt;</text:p>
      <text:p text:style-name="P1"/>
      <text:h text:style-name="Heading_20_1" text:outline-level="1">Using Spring instead of servlets</text:h>
      <text:p text:style-name="P1"/>
      <text:p text:style-name="P1">pre-requisite :</text:p>
      <text:p text:style-name="P1"/>
      <text:p text:style-name="P1">You know how to use Spring, and in particular Spring's <text:a xlink:type="simple" xlink:href="http://static.springsource.org/spring/docs/2.5.x/api/org/springframework/web/servlet/DispatcherServlet.html">DispatcherServlet</text:a></text:p>
      <text:p text:style-name="P1"/>
      <text:p text:style-name="P1">If you use spring, you may register a handler instead of the servlet, in particular if you use a complex configuration.</text:p>
      <text:p text:style-name="P1"/>
      <text:p text:style-name="P1">The configuration is done through spring :</text:p>
      <text:p text:style-name="P1"/>
      <text:p text:style-name="P5">&lt;bean class="org.springframework.web.servlet.handler.SimpleUrlHandlerMapping"&gt;</text:p>
      <text:p text:style-name="P5"><text:tab/>&lt;property name="mappings"&gt;</text:p>
      <text:p text:style-name="P6"><text:span text:style-name="T14"><text:s text:c="12"/></text:span><text:span text:style-name="T21">&lt;value&gt;</text:span></text:p>
      <text:p text:style-name="P8"><text:s text:c="15"/>**.php=fastCGIRequestHandler</text:p>
      <text:p text:style-name="P6"><text:span text:style-name="T14"><text:s text:c="12"/></text:span><text:span text:style-name="T21">&lt;/value&gt;</text:span></text:p>
      <text:p text:style-name="P6"><text:span text:style-name="T14"><text:tab/></text:span><text:span text:style-name="T21">&lt;/property&gt;</text:span></text:p>
      <text:p text:style-name="P5">&lt;/bean&gt;</text:p>
      <text:p text:style-name="P1"/>
      <text:p text:style-name="P5">&lt;bean id="fastCGIRequestHandler" class="net.jr.fastcgi.spring.RequestHandler"&gt;</text:p>
      <text:p text:style-name="P8"><text:s text:c="4"/><text:tab/>&lt;property name="connectionFactory" ref="connectionFactory" /&gt;</text:p>
      <text:p text:style-name="P6"><text:span text:style-name="T14"><text:s text:c="4"/></text:span><text:span text:style-name="T21">&lt;/bean&gt;</text:span></text:p>
      <text:p text:style-name="P8"><text:s text:c="4"/></text:p>
      <text:p text:style-name="P8"><text:s text:c="4"/>&lt;bean id="connectionFactory" class="net.jr.fastcgi.impl.SingleConnectionFactory"&gt;</text:p>
      <text:p text:style-name="P8"><text:s text:c="4"/><text:tab/> &lt;constructor-arg value="localhost:9763"/&gt;</text:p>
      <text:p text:style-name="P7"><text:span text:style-name="T15"><text:s text:c="4"/></text:span><text:span text:style-name="T22">&lt;/bean&gt;</text:span></text:p>
      <text:p text:style-name="P1"/>
      <text:p text:style-name="P1">Note that the SingleConnectionFactory can be replaced with a PooledConnectionFactory, or any class that implements net.jr.fastcgi.ConnectionFactory.</text:p>
      <text:p text:style-name="P1"/>
      <text:h text:style-name="Heading_20_1" text:outline-level="1">Using portlets :</text:h>
      <text:p text:style-name="P1"/>
      <text:p text:style-name="P1">The configuration works just like it does with servlet. Just declare the portlet in your portlet.xml,</text:p>
      <text:p text:style-name="P1"/>
      <text:p text:style-name="P1">&lt;portlet&gt;</text:p>
      <text:p text:style-name="P1"><text:tab/>&lt;portlet-name&gt;sample_fastci_app&lt;/portlet-name&gt;</text:p>
      <text:p text:style-name="P1"><text:tab/>&lt;display-name&gt;Sample FastCGI Application&lt;/display-name&gt;</text:p>
      <text:p text:style-name="P1"><text:tab/>&lt;portlet-class&gt;<text:span text:style-name="T20">net.jr.fastcgi,FastCGIPortlet</text:span>&lt;/portlet-class&gt;</text:p>
      <text:p text:style-name="P1"><text:tab/><text:span text:style-name="T12">&lt;init-param&gt;</text:span></text:p>
      <text:p text:style-name="P3"><text:tab/><text:tab/><text:span text:style-name="T8">&lt;name&gt;</text:span><text:span text:style-name="T3">server-address</text:span><text:span text:style-name="T8">&lt;/name&gt;</text:span></text:p>
      <text:p text:style-name="P4"><text:tab/><text:tab/>&lt;value&gt;localhost:6666&lt;/value&gt;</text:p>
      <text:p text:style-name="P3"><text:tab/>&lt;/init-param&gt;</text:p>
      <text:p text:style-name="P3"><text:tab/>&lt;supports&gt;</text:p>
      <text:p text:style-name="P3"><text:tab/><text:tab/>&lt;mime-type&gt;text/html&lt;/mime-type&gt;</text:p>
      <text:p text:style-name="P3"><text:tab/><text:tab/>&lt;portlet-mode&gt;view&lt;/portlet-mode&gt;</text:p>
      <text:p text:style-name="P3"><text:soft-page-break/><text:tab/>&lt;/supports&gt;</text:p>
      <text:p text:style-name="P3"><text:tab/>&lt;porlet-info&gt;</text:p>
      <text:p text:style-name="P3"><text:tab/><text:tab/>&lt;title&gt;My portlet&lt;/title&gt;</text:p>
      <text:p text:style-name="P3"><text:tab/>&lt;/portlet-info&gt;</text:p>
      <text:p text:style-name="P1">&lt;/portle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6M42S</meta:editing-duration>
    <meta:editing-cycles>5</meta:editing-cycles>
    <meta:generator>OpenOffice.org/3.2$Win32 OpenOffice.org_project/320m12$Build-9483</meta:generator>
    <dc:date>2010-07-02T14:36:34.18</dc:date>
    <meta:document-statistic meta:table-count="0" meta:image-count="0" meta:object-count="0" meta:page-count="5" meta:paragraph-count="141" meta:word-count="670" meta:character-count="5733"/>
    <meta:user-defined meta:name="Info 1"/>
    <meta:user-defined meta:name="Info 2"/>
    <meta:user-defined meta:name="Info 3"/>
    <meta:user-defined meta:name="Info 4"/>
  </office:meta>
</office:document-meta>
</file>